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116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7cm" style:rel-column-width="25973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1cm" style:rel-column-width="813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4212bb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5" style:family="text">
      <style:text-properties style:font-name="Arial1" fo:font-weight="normal" officeooo:rsid="00fd8749" style:font-weight-asian="normal" style:font-weight-complex="normal"/>
    </style:style>
    <style:style style:name="T16" style:family="text">
      <style:text-properties style:font-name="Arial1" officeooo:rsid="00245a79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046a39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9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13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5">:</text:span><text:span text:style-name="T16"> </text:span><text:span text:style-name="T18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9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objects.currency_id.name or ''&gt;">curr</text:text-input></text:p>
          </table:table-cell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2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1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3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3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7:15.829169681</dc:date>
    <meta:editing-duration>P2DT9H3M7S</meta:editing-duration>
    <meta:editing-cycles>303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490" meta:character-count="1641" meta:non-whitespace-character-count="1535"/>
  </office:meta>
</office:document-meta>
</file>